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111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/>
    <style:style style:name="ACOL-11" style:family="table-column">
      <style:table-column-properties style:column-width="4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1"/>
        <table:table-column table:default-cell-style-name="ACE-0" table:style-name="ACOL-7"/>
        <table:table-column table:default-cell-style-name="ACE-0" table:style-name="ACOL-1" table:number-columns-repeated="2"/>
        <table:table-column table:default-cell-style-name="ACE-0" table:style-name="ACOL-8"/>
        <table:table-column table:default-cell-style-name="ACE-0" table:style-name="ACOL-1" table:number-columns-repeated="2"/>
        <table:table-column table:default-cell-style-name="ACE-0" table:style-name="ACOL-9"/>
        <table:table-column table:default-cell-style-name="ACE-0" table:style-name="ACOL-0" table:number-columns-repeated="9"/>
        <table:table-column table:default-cell-style-name="ACE-0" table:style-name="ACOL-11" table:number-columns-repeated="3"/>
        <table:table-column table:default-cell-style-name="ACE-0" table:style-name="ACOL-0" table:number-columns-repeated="222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1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726">
            <text:p>72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1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899999999999999">
            <text:p>−18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1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8936">
            <text:p>8936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199999999999999">
            <text:p>−22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1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8934">
            <text:p>8934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899999999999999">
            <text:p>−22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155">
            <text:p>9155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100000000000001">
            <text:p>−26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618">
            <text:p>961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800000000000001">
            <text:p>−30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922">
            <text:p>9922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1.100000000000001">
            <text:p>−31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941">
            <text:p>9941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0571">
            <text:p>10571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899999999999999">
            <text:p>−38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0808">
            <text:p>1080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299999999999997">
            <text:p>−40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078">
            <text:p>11078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082">
            <text:p>14082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295">
            <text:p>14295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.900000000000006">
            <text:p>−91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2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255">
            <text:p>142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408">
            <text:p>1440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4.900000000000006">
            <text:p>−94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396">
            <text:p>1439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">
            <text:p>−9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539">
            <text:p>14539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400000000000006">
            <text:p>−96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116">
            <text:p>18116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8.90000000000001">
            <text:p>−108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174">
            <text:p>18174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5">
            <text:p>−109.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448">
            <text:p>18448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218">
            <text:p>18218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176">
            <text:p>18176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549">
            <text:p>18549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0.7">
            <text:p>−110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3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746">
            <text:p>18746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2">
            <text:p>−111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783">
            <text:p>18783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40000000000001">
            <text:p>−111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716">
            <text:p>1871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">
            <text:p>−11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806">
            <text:p>18806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2">
            <text:p>−113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075">
            <text:p>1907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7.8">
            <text:p>−117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392">
            <text:p>11392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99999999999999">
            <text:p>−54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511">
            <text:p>11511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002">
            <text:p>12002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">
            <text:p>−5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203">
            <text:p>12203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299999999999997">
            <text:p>−59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170">
            <text:p>121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399999999999999">
            <text:p>−59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4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798">
            <text:p>12798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.299999999999997">
            <text:p>−62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844">
            <text:p>12844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099999999999994">
            <text:p>−64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993">
            <text:p>12993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00000000000003">
            <text:p>−65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088">
            <text:p>13088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179">
            <text:p>13179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555">
            <text:p>13555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200000000000003">
            <text:p>−71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574">
            <text:p>13574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578">
            <text:p>13578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700000000000003">
            <text:p>−71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632">
            <text:p>13632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">
            <text:p>−7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9540">
            <text:p>2954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">
            <text:p>−8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5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147">
            <text:p>30147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299999999999997">
            <text:p>−85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225">
            <text:p>3022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700000000000003">
            <text:p>−85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298">
            <text:p>30298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299999999999997">
            <text:p>−86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242">
            <text:p>30242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400000000000006">
            <text:p>−86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40000000000001">
            <text:p>−109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573">
            <text:p>14573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799999999999997">
            <text:p>−93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408">
            <text:p>18408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40000000000001">
            <text:p>−105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392">
            <text:p>19392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8">
            <text:p>−105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518">
            <text:p>19518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40000000000001">
            <text:p>−107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708">
            <text:p>19708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8">
            <text:p>−107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6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512">
            <text:p>11512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00000000000003">
            <text:p>−55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391">
            <text:p>11391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99999999999997">
            <text:p>−55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179">
            <text:p>12179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200000000000003">
            <text:p>−82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029">
            <text:p>12029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400000000000006">
            <text:p>−8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774">
            <text:p>1177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5">
            <text:p>−82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212">
            <text:p>12212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900000000000006">
            <text:p>−82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016">
            <text:p>1201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3.700000000000003">
            <text:p>−83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103">
            <text:p>12103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099999999999994">
            <text:p>−84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309">
            <text:p>12309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400000000000006">
            <text:p>−84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303">
            <text:p>12303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400000000000006">
            <text:p>−8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7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680">
            <text:p>126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799999999999997">
            <text:p>−85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2160">
            <text:p>22160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3.19999999999999">
            <text:p>−133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2536">
            <text:p>22536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4.5">
            <text:p>−134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2574">
            <text:p>22574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4.69999999999999">
            <text:p>−134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044">
            <text:p>23044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6.5">
            <text:p>−13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296">
            <text:p>23296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6.69999999999999">
            <text:p>−13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039">
            <text:p>2303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6.69999999999999">
            <text:p>−13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867">
            <text:p>23867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09999999999999">
            <text:p>−138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858">
            <text:p>23858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19999999999999">
            <text:p>−138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645">
            <text:p>2564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1.59999999999999">
            <text:p>−14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8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743">
            <text:p>25743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1.80000000000001">
            <text:p>−141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639">
            <text:p>25639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">
            <text:p>−1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741">
            <text:p>25741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.19999999999999">
            <text:p>−142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866">
            <text:p>25866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.30000000000001">
            <text:p>−142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622">
            <text:p>25622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">
            <text:p>−1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6044">
            <text:p>26044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.30000000000001">
            <text:p>−142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563">
            <text:p>14563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5">
            <text:p>−10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988">
            <text:p>11988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400000000000006">
            <text:p>−8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533">
            <text:p>12533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5">
            <text:p>−87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783">
            <text:p>12783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9.599999999999994">
            <text:p>−89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99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770">
            <text:p>1977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5">
            <text:p>−11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483">
            <text:p>19483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638">
            <text:p>19638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90000000000001">
            <text:p>−112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650">
            <text:p>196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">
            <text:p>−11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913">
            <text:p>19913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8">
            <text:p>−1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0575">
            <text:p>20575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8.09999999999999">
            <text:p>−118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0632">
            <text:p>2063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9.3">
            <text:p>−119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7376">
            <text:p>737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300000000000001">
            <text:p>−20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937">
            <text:p>12937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099999999999994">
            <text:p>−8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873">
            <text:p>12873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099999999999994">
            <text:p>−8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0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0339">
            <text:p>20339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6.7">
            <text:p>−12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714">
            <text:p>2171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1.5">
            <text:p>−13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802">
            <text:p>21802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1.80000000000001">
            <text:p>−131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858">
            <text:p>21858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966">
            <text:p>21966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.80000000000001">
            <text:p>−132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4883">
            <text:p>24883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59999999999999">
            <text:p>−138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4579">
            <text:p>24579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80000000000001">
            <text:p>−138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265">
            <text:p>25265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0.59999999999999">
            <text:p>−140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045">
            <text:p>250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0.69999999999999">
            <text:p>−14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1366">
            <text:p>31366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0.5">
            <text:p>−15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1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411">
            <text:p>12411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Diploria spp.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200000000000003">
            <text:p>−8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2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434">
            <text:p>19434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7">
            <text:p>−111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2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595">
            <text:p>19595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2">
            <text:p>−114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2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627">
            <text:p>19627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3">
            <text:p>−114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arbados-102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0527">
            <text:p>10527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A. cervicorn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">
            <text:p>−5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1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003">
            <text:p>9003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8.600000000000001">
            <text:p>−28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016">
            <text:p>90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299999999999997">
            <text:p>−30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104">
            <text:p>9104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9.699999999999999">
            <text:p>−29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352">
            <text:p>9352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2.200000000000003">
            <text:p>−3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4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455">
            <text:p>9455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3.299999999999997">
            <text:p>−33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7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593">
            <text:p>9593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5.799999999999997">
            <text:p>−35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8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645">
            <text:p>9645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6.600000000000001">
            <text:p>−36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650">
            <text:p>9650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5.700000000000003">
            <text:p>−35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679">
            <text:p>9679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6.100000000000001">
            <text:p>−36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716">
            <text:p>9716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600000000000001">
            <text:p>−34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9722">
            <text:p>9722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6.299999999999997">
            <text:p>−36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281">
            <text:p>10281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899999999999999">
            <text:p>−39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339">
            <text:p>10339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399999999999999">
            <text:p>−40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8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30">
            <text:p>10430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.899999999999999">
            <text:p>−42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2009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59">
            <text:p>10459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299999999999997">
            <text:p>−44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76">
            <text:p>10476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3">
            <text:p>−4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79">
            <text:p>10479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200000000000003">
            <text:p>−44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89">
            <text:p>10489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299999999999997">
            <text:p>−44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1.A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94">
            <text:p>10494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299999999999997">
            <text:p>−44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1.B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496">
            <text:p>10496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100000000000001">
            <text:p>−44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585">
            <text:p>105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.700000000000003">
            <text:p>−42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4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594">
            <text:p>10594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100000000000001">
            <text:p>−44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5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617">
            <text:p>10617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7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701">
            <text:p>10701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600000000000001">
            <text:p>−45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7-5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723">
            <text:p>10723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399999999999999">
            <text:p>−45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759">
            <text:p>1075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600000000000001">
            <text:p>−45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2007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773">
            <text:p>10773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399999999999999">
            <text:p>−45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2008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04">
            <text:p>1080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7.200000000000003">
            <text:p>−47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2-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18">
            <text:p>10818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600000000000001">
            <text:p>−44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2-7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23">
            <text:p>1082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700000000000003">
            <text:p>−45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30">
            <text:p>10830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799999999999997">
            <text:p>−45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67">
            <text:p>10867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7.200000000000003">
            <text:p>−47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867">
            <text:p>10867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8.5">
            <text:p>−48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8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0988">
            <text:p>10988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7.5">
            <text:p>−47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9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062">
            <text:p>11062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7.5">
            <text:p>−47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1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306">
            <text:p>11306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2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350">
            <text:p>11350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3.600000000000001">
            <text:p>−63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3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416">
            <text:p>11416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200000000000003">
            <text:p>−64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488">
            <text:p>11488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200000000000003">
            <text:p>−64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519">
            <text:p>1151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600000000000001">
            <text:p>−61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3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550">
            <text:p>1155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799999999999997">
            <text:p>−61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7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578">
            <text:p>11578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">
            <text:p>−6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581">
            <text:p>11581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1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676">
            <text:p>1167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">
            <text:p>−6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777">
            <text:p>11777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200000000000003">
            <text:p>−65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791">
            <text:p>11791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099999999999994">
            <text:p>−64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828">
            <text:p>1182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.600000000000001">
            <text:p>−62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871">
            <text:p>1187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.600000000000001">
            <text:p>−62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4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1887">
            <text:p>1188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3.100000000000001">
            <text:p>−63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009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058">
            <text:p>1205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400000000000006">
            <text:p>−64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3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263">
            <text:p>12263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099999999999994">
            <text:p>−66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4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284">
            <text:p>12284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">
            <text:p>−6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4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397">
            <text:p>12397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099999999999994">
            <text:p>−67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5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099999999999994">
            <text:p>−67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590">
            <text:p>125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5">
            <text:p>−69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601">
            <text:p>1260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599999999999994">
            <text:p>−71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647">
            <text:p>12647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0.200000000000003">
            <text:p>−70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7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647">
            <text:p>12647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700000000000003">
            <text:p>−71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7-3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665">
            <text:p>1266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799999999999997">
            <text:p>−71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.A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744">
            <text:p>1274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0.099999999999994">
            <text:p>−70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.B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768">
            <text:p>12768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799999999999997">
            <text:p>−71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6-7.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790">
            <text:p>12790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0.099999999999994">
            <text:p>−70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1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816">
            <text:p>1281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5">
            <text:p>−69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2001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840">
            <text:p>12840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200000000000003">
            <text:p>−7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904">
            <text:p>12904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599999999999994">
            <text:p>−69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967">
            <text:p>12967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2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2996">
            <text:p>12996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5">
            <text:p>−69.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026">
            <text:p>13026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400000000000006">
            <text:p>−74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050">
            <text:p>1305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3.700000000000003">
            <text:p>−73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067">
            <text:p>1306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3.599999999999994">
            <text:p>−73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4.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078">
            <text:p>13078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400000000000006">
            <text:p>−74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5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100">
            <text:p>13100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400000000000006">
            <text:p>−74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5-4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105">
            <text:p>1310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3.200000000000003">
            <text:p>−73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121">
            <text:p>13121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3.599999999999994">
            <text:p>−73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.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126">
            <text:p>13126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400000000000006">
            <text:p>−75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202">
            <text:p>13202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700000000000003">
            <text:p>−75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.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213">
            <text:p>13213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900000000000006">
            <text:p>−72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238">
            <text:p>1323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900000000000006">
            <text:p>−72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004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349">
            <text:p>1334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567">
            <text:p>1356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610">
            <text:p>13610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2.599999999999994">
            <text:p>−82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.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611">
            <text:p>13611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9.799999999999997">
            <text:p>−79.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708">
            <text:p>13708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0.099999999999994">
            <text:p>−80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9-2003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751">
            <text:p>13751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1.400000000000006">
            <text:p>−81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9-2005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826">
            <text:p>13826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9.599999999999994">
            <text:p>−79.6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002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837">
            <text:p>13837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4.299999999999997">
            <text:p>−84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006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873">
            <text:p>13873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3.200000000000003">
            <text:p>−83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007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898">
            <text:p>13898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4.200000000000003">
            <text:p>−84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010</text:p>
          </table:table-cell>
          <table:table-cell table:style-name="ACE-0" office:value-type="float" office:value="13.039999999999999">
            <text:p>13.04</text:p>
          </table:table-cell>
          <table:table-cell table:style-name="ACE-0" office:value-type="float" office:value="-59.549999999999997">
            <text:p>−59.55</text:p>
          </table:table-cell>
          <table:table-cell table:style-name="ACE-0" office:value-type="float" office:value="13922">
            <text:p>13922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3.200000000000003">
            <text:p>−83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 table:number-rows-repeated="2">
          <table:table-cell table:number-columns-repeated="256"/>
        </table:table-row>
        <table:table-row table:style-name="AROW-0" table:number-rows-repeated="65335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98">
          <gnm:selection gnm:start-col="0" gnm:start-row="198" gnm:end-col="15" gnm:end-row="1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04-12T09:38:5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